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anklin Gothic Medium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Franklin Gothic Medium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color="#3399ff" style:font-name="Bookman Old Sty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Franklin Gothic Medium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Franklin Gothic Medium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Franklin Gothic Medium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Bookman Old Sty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 style:list-style-name="L2">
      <style:paragraph-properties fo:text-align="start" style:justify-single-word="false"/>
    </style:style>
    <style:style style:name="P18" style:family="paragraph" style:parent-style-name="Standard" style:list-style-name="L4">
      <style:paragraph-properties fo:text-align="start" style:justify-single-word="false"/>
    </style:style>
    <style:style style:name="P19" style:family="paragraph" style:parent-style-name="Standard" style:list-style-name="L5">
      <style:paragraph-properties fo:text-align="start" style:justify-single-word="false"/>
    </style:style>
    <style:style style:name="P20" style:family="paragraph" style:parent-style-name="Standard" style:list-style-name="L2">
      <style:paragraph-properties fo:text-align="start" style:justify-single-word="false"/>
      <style:text-properties fo:color="#336699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ff3333" fo:font-size="10pt" style:text-underline-style="solid" style:text-underline-width="auto" style:text-underline-color="font-color" style:font-size-asian="10pt" style:font-size-complex="10pt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25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7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color="#0000f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Franklin Gothic Medium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Franklin Gothic Medium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color="#009933" style:font-name="Franklin Gothic Medium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color="#009933"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color="#009933" style:font-name="Comic Sans M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color="#000000" style:font-name="Franklin Gothic Medium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color="#000000" fo:font-size="10pt" style:font-size-asian="10pt" style:font-size-complex="10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0000" style:font-name="Comic Sans M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000000" style:font-name="Comic Sans M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color="#000000" style:font-name="Comic Sans MS" fo:font-size="12pt" fo:font-style="italic" fo:font-weight="bold" fo:background-color="#ffffff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color="#000000" style:font-name="Comic Sans M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5" style:family="text">
      <style:text-properties fo:color="#000000" style:font-name="Comic Sans M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fo:color="#000000" style:font-name="Comic Sans MS" fo:font-size="10pt" fo:font-style="italic" fo:font-weight="bold" fo:background-color="#ffffff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color="#000000" style:font-name="Comic Sans M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0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color="#6666ff"/>
    </style:style>
    <style:style style:name="T20" style:family="text">
      <style:text-properties fo:color="#6666ff" style:font-name="Franklin Gothic Medium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1pt" fo:font-weight="normal" style:font-size-asian="11pt" style:font-weight-asian="normal" style:font-size-complex="11pt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color="#0066ff"/>
    </style:style>
    <style:style style:name="T24" style:family="text">
      <style:text-properties fo:color="#ff3333"/>
    </style:style>
    <style:style style:name="T25" style:family="text">
      <style:text-properties fo:color="#ff3333" fo:font-size="12pt" style:font-size-asian="12pt" style:font-size-complex="12pt"/>
    </style:style>
    <style:style style:name="T26" style:family="text">
      <style:text-properties fo:color="#ff333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color="#ff3333" style:font-name="Comic Sans M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fo:color="#ff3333" style:font-name="Comic Sans MS" fo:font-size="10pt" fo:font-style="italic" fo:font-weight="bold" fo:background-color="#ffffff" style:font-size-asian="10pt" style:font-style-asian="italic" style:font-weight-asian="bold" style:font-size-complex="10pt" style:font-style-complex="italic" style:font-weight-complex="bold"/>
    </style:style>
    <style:style style:name="T29" style:family="text">
      <style:text-properties fo:color="#ff3333" style:font-name="Comic Sans M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color="#00cc33"/>
    </style:style>
    <style:style style:name="T31" style:family="text">
      <style:text-properties fo:color="#00cc33" style:font-name="Comic Sans M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2" style:family="text">
      <style:text-properties fo:color="#336699" style:font-name="Comic Sans M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color="#336699" style:font-name="Comic Sans MS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style:font-name="Comic Sans MS"/>
    </style:style>
    <style:style style:name="T35" style:family="text">
      <style:text-properties style:font-name="Comic Sans MS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style:font-name="Comic Sans M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7" style:family="text">
      <style:text-properties fo:color="#0000ff" style:font-name="Comic Sans M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8" style:family="text">
      <style:text-properties fo:color="#0000ff" style:font-name="Comic Sans M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ff" style:font-name="Comic Sans MS" fo:font-size="12pt" fo:font-style="italic" fo:font-weight="bold" fo:background-color="#ffffff" style:font-size-asian="12pt" style:font-style-asian="italic" style:font-weight-asian="bold" style:font-size-complex="12pt" style:font-style-complex="italic" style:font-weight-complex="bold"/>
    </style:style>
    <style:style style:name="T40" style:family="text">
      <style:text-properties fo:color="#0000ff" style:font-name="Comic Sans MS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color="#333333" style:font-name="Comic Sans M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2" style:family="text">
      <style:text-properties fo:color="#000080" style:font-name="Comic Sans M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3" style:family="text">
      <style:text-properties fo:color="#007826" style:font-name="Comic Sans M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buntu 18.04 Bionic-Builder</text:p>
      <text:p text:style-name="P1"/>
      <text:p text:style-name="P2">The Bionic-Builder is a All-In-One build script for Hikey970. This script will interactively put together the Ubuntu 18.04 Bionic using Debootstrap. The configuration is a part of the script so there is no need to manually edit any files to get things working. The build script can perform the following operations.</text:p>
      <text:p text:style-name="P2"/>
      <text:p text:style-name="P2"><text:tab/><text:span text:style-name="T22">A)</text:span> <text:s/><text:span text:style-name="T19">Downloads the Base packages needed for running Ubuntu 18.04</text:span></text:p>
      <text:p text:style-name="P2"><text:tab/></text:p>
      <text:p text:style-name="P2"><text:tab/><text:span text:style-name="T22">B)</text:span> <text:s/><text:span text:style-name="T19">Downloads and install the ARM64 Tool-Chain needed for building the kernel.</text:span></text:p>
      <text:p text:style-name="P2"><text:tab/><text:tab/><text:span text:style-name="T1">The tool-chain used can be found here....</text:span></text:p>
      <text:p text:style-name="P2"><text:tab/><text:tab/><text:a xlink:type="simple" xlink:href="https://developer.arm.com/tools-and-software/open-source-software/developer-tools/gnu-toolchain/gnu-a/downloads" text:style-name="Internet_20_link" text:visited-style-name="Visited_20_Internet_20_Link"><text:span text:style-name="T2">https://developer.arm.com/tools-and-software/open-source-software/developer-tools/gnu-toolchain/gnu-a/downloads</text:span></text:a></text:p>
      <text:p text:style-name="P4"><text:span text:style-name="T3"><text:tab/></text:span><text:span text:style-name="T4"><text:tab/></text:span><text:a xlink:type="simple" xlink:href="https://developer.arm.com/-/media/Files/downloads/gnu-a/8.3-2019.03/binrel/gcc-arm-8.3-2019.03-x86_64-aarch64-linux-gnu.tar.xz?revision=2e88a73f-d233-4f96-b1f4-d8b36e9bb0b9&amp;la=en" text:style-name="Internet_20_link" text:visited-style-name="Visited_20_Internet_20_Link"><text:span text:style-name="T6">gcc-arm-8.3-2019.03-x86_64-aarch64-linux-gnu</text:span></text:a></text:p>
      <text:p text:style-name="P4"/>
      <text:p text:style-name="P4"><text:span text:style-name="T5"><text:tab/></text:span><text:span text:style-name="T8">C)</text:span><text:span text:style-name="T5"> </text:span><text:span text:style-name="T20">Downloads the Kernel Source needed for building the kernel.</text:span></text:p>
      <text:list xml:id="list1032624104369628142" text:style-name="L1">
        <text:list-item>
          <text:list>
            <text:list-item>
              <text:list>
                <text:list-header>
                  <text:p text:style-name="P10">This Kernel Source is configured specifically for Debain or Ubuntu Support.</text:p>
                  <text:p text:style-name="P10">The kernel source is located at... </text:p>
                  <text:p text:style-name="P11"><text:a xlink:type="simple" xlink:href="https://github.com/Bigcountry907/linux/tree/hikey970-v4.9-Debain-Working" text:style-name="Internet_20_link" text:visited-style-name="Visited_20_Internet_20_Link"><text:span text:style-name="T1">https://github.com/Bigcountry907/linux/tree/hikey970-v4.9-Debain-Working</text:span></text:a></text:p>
                  <text:p text:style-name="P11"><text:span text:style-name="T1">Be sure to use the branch </text:span><text:a xlink:type="simple" xlink:href="https://github.com/Bigcountry907/linux/tree/hikey970-v4.9-Debain-Working" text:style-name="Internet_20_link" text:visited-style-name="Visited_20_Internet_20_Link"><text:span text:style-name="T1">hikey970-v4.9-Debain-Working</text:span></text:a><text:span text:style-name="T1"> if you clone the kernel</text:span></text:p>
                  <text:p text:style-name="P10">not using the Bionic-Builder.</text:p>
                </text:list-header>
              </text:list>
            </text:list-item>
          </text:list>
        </text:list-item>
      </text:list>
      <text:p text:style-name="P2"/>
      <text:p text:style-name="P2"><text:tab/><text:span text:style-name="T22">D)</text:span> <text:span text:style-name="T19">Compiles the kernel and installs the Kernel the Device Tree and the Modules.</text:span></text:p>
      <text:p text:style-name="P3"><text:tab/><text:tab/>Everything is installed into the Ubuntu Bionic Image.</text:p>
      <text:p text:style-name="P3"><text:tab/><text:tab/>This eliminates the need to manually install these things.</text:p>
      <text:p text:style-name="P2"/>
      <text:p text:style-name="P2"><text:tab/><text:span text:style-name="T22">E)</text:span> <text:span text:style-name="T19">Interactively configures the login and wireless connection</text:span></text:p>
      <text:p text:style-name="P3"><text:tab/><text:tab/>Enter your desired username and password when prompted.</text:p>
      <text:p text:style-name="P3"><text:tab/><text:tab/> Bionic now uses netplan as a network manager.</text:p>
      <text:p text:style-name="P4"><text:span text:style-name="T4"><text:tab/><text:tab/>The </text:span><text:bookmark text:name="d5fa46b4536f518a360af429293ed628-f24a9d594fbd71338cca07227e93672ce2971d43"/><text:a xlink:type="simple" xlink:href="https://github.com/wincle626/Hikey970_Debian_Linux_Installation/blob/master/01-dhcp.yaml" text:style-name="Internet_20_link" text:visited-style-name="Visited_20_Internet_20_Link"><text:span text:style-name="T1">01-dhcp.yaml</text:span></text:a><text:span text:style-name="T1"> <text:s/>configuration file is touchy. The spacing has to be exact.</text:span></text:p>
      <text:p text:style-name="P5"><text:tab/><text:tab/>The LAN will work on DCHP with no modification.</text:p>
      <text:p text:style-name="P5"><text:tab/><text:tab/>The WI-FI will work provided you enter the access-point name and password </text:p>
      <text:p text:style-name="P5"><text:tab/><text:tab/>for your router. </text:p>
      <text:p text:style-name="P5"><text:tab/><text:tab/>This way after the first boot you will be connected to the network.</text:p>
      <text:p text:style-name="P5"/>
      <text:p text:style-name="P2"><text:tab/><text:span text:style-name="T22">F)</text:span> <text:span text:style-name="T19">Includes a First-Boot Initialization script</text:span></text:p>
      <text:p text:style-name="P2"><text:span text:style-name="T19"><text:tab/><text:tab/></text:span><text:span text:style-name="T9">The initialization script will finish up the Ubuntu 18 Install.</text:span></text:p>
      <text:p text:style-name="P12"><text:tab/><text:tab/>It automatically updates and upgrades the system.</text:p>
      <text:p text:style-name="P12"><text:tab/><text:tab/>It installs tasksel and runs tasksel install standard to add the standard packages to the system.</text:p>
      <text:p text:style-name="P12"><text:tab/><text:tab/>The script will automatically install the XFCE4 / Xubuntu Desktop environment if you choose.</text:p>
      <text:p text:style-name="P12"><text:tab/><text:tab/>If you choose not to install a desktop then Ubuntu will run as Ubuntu Server.</text:p>
      <text:p text:style-name="P12"/>
      <text:p text:style-name="P12"><text:tab/><text:tab/>The video is working properly so upon booting provided you are using a usb keyboard and usb Mouse</text:p>
      <text:p text:style-name="P12"><text:tab/><text:tab/>you can login and use the Terminal Console without UART. </text:p>
      <text:p text:style-name="P12"><text:tab/><text:tab/>The typical UART Console is used also by connecting the usb-c on the side of the board </text:p>
      <text:p text:style-name="P12"><text:tab/><text:tab/>(NOT NEXT TO HDMI) !!!</text:p>
      <text:p text:style-name="P12"><text:tab/><text:tab/>Use putty in windows or ssh in linux to access the serial console. You will only see the Grub Boot Menu </text:p>
      <text:p text:style-name="P12"><text:tab/><text:tab/>over the serial console.</text:p>
      <text:p text:style-name="P12"/>
      <text:p text:style-name="P2"><text:span text:style-name="T10"><text:tab/>G)</text:span><text:span text:style-name="T9"> </text:span><text:span text:style-name="T19">The Menu allows for modification of the Rootfs and the Kernel without rebuilding all</text:span></text:p>
      <text:p text:style-name="P2"><text:span text:style-name="T19"><text:tab/><text:tab/></text:span><text:span text:style-name="T9">I have set things up so that you can build each part separately. You only need to run option 1 one time.</text:span></text:p>
      <text:p text:style-name="P12"><text:tab/><text:tab/>You can edit the files in ~/Bionic-Builder/Ubuntu-SRC/Build if needed.</text:p>
      <text:p text:style-name="P12"><text:tab/><text:tab/>You can change kernel configurations or update the kernel source in ~/Bionic-Builder/Kernel-SRC/linux</text:p>
      <text:p text:style-name="P12"><text:tab/><text:tab/>Option #4 can be used after changes are made to generate a new flash-able image.</text:p>
      <text:p text:style-name="P12"/>
      <text:p text:style-name="P12"/>
      <text:p text:style-name="P13"><text:tab/><text:tab/><text:tab/><text:tab/>More features can be added upon request.</text:p>
      <text:p text:style-name="P9"><text:soft-page-break/>Instructions for using the Bionic-Builder</text:p>
      <text:p text:style-name="P7"/>
      <text:p text:style-name="P7">Note: This build script is made for running on Ubuntu or a Debain System.</text:p>
      <text:p text:style-name="P6"><text:tab/><text:span text:style-name="T21">The kernel is Cross-Compiled so you can not run the build script on the Hikey970 you must use a <text:tab/>server or local Ubuntu / Debain system.</text:span></text:p>
      <text:p text:style-name="P6"/>
      <text:list xml:id="list4287134089668921135" text:style-name="L2">
        <text:list-item>
          <text:list>
            <text:list-item>
              <text:list>
                <text:list-item>
                  <text:p text:style-name="P20">Install the packages require for the build.</text:p>
                  <text:p text:style-name="P17"><text:span text:style-name="T11">A) </text:span><text:span text:style-name="T25">sudo apt-get install img2simg binfmt-support qemu qemu-user-static debootstrap </text:span></text:p>
                  <text:list>
                    <text:list-item>
                      <text:list>
                        <text:list-header>
                          <text:p text:style-name="P17"><text:span text:style-name="T11">Notes: </text:span><text:span text:style-name="T18">Make sure you install img2simg and not android-tools-fsutils. If the resize2fs /dev/sdd12 # max usage of disk give error during execution it is because you have android-tools-fsutils installed. Please uninstall android- tools-fsutils and install img2simg. Then you will be able to resise2fs /dev/sdd12.</text:span><text:span text:style-name="T11">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11"><text:tab/><text:tab/>B) </text:span><text:span text:style-name="T32">Install Git</text:span><text:span text:style-name="T11"> </text:span><text:span text:style-name="T18">if git is not installed yet.</text:span></text:p>
      <text:p text:style-name="P14"/>
      <text:p text:style-name="P14"><text:tab/><text:tab/><text:tab/>1) <text:tab/><text:span text:style-name="T24">cd ~/</text:span></text:p>
      <text:p text:style-name="P14"><text:tab/><text:tab/><text:tab/><text:tab/><text:span text:style-name="T24">sudo mkdir ~/bin</text:span></text:p>
      <text:p text:style-name="P14"><text:tab/><text:tab/><text:tab/><text:tab/><text:span text:style-name="T24">sudo nano .bashrc</text:span></text:p>
      <text:p text:style-name="P14"><text:tab/><text:tab/><text:tab/><text:tab/></text:p>
      <text:p text:style-name="P14"><text:tab/><text:tab/><text:tab/>2)<text:tab/><text:span text:style-name="T23">{at the end of bashrc paste the below path.}</text:span></text:p>
      <text:p text:style-name="P14"><text:tab/><text:tab/><text:tab/><text:tab/><text:span text:style-name="T30">export PATH=~/bin:$PATH</text:span></text:p>
      <text:p text:style-name="P14"><text:tab/><text:tab/><text:tab/><text:tab/><text:span text:style-name="T30">source .bashrc</text:span></text:p>
      <text:p text:style-name="P14"><text:span text:style-name="T30"><text:tab/><text:tab/><text:tab/></text:span></text:p>
      <text:p text:style-name="P4"><text:span text:style-name="T30"><text:tab/><text:tab/></text:span><text:span text:style-name="T11">C) <text:s/></text:span><text:span text:style-name="T32">Clone repo and</text:span><text:span text:style-name="T11"> </text:span><text:span text:style-name="T32">Start the Build Script</text:span></text:p>
      <text:p text:style-name="P4"><text:span text:style-name="T32"/></text:p>
      <text:p text:style-name="P4"><text:span text:style-name="T32"><text:tab/><text:tab/><text:tab/>1.)<text:tab/></text:span><text:span text:style-name="T26">cd ~/</text:span></text:p>
      <text:p text:style-name="P4"><text:span text:style-name="T32"><text:tab/><text:tab/><text:tab/>2.)</text:span><text:span text:style-name="T18"> <text:s/><text:tab/></text:span><text:span text:style-name="T26">git clone </text:span><text:a xlink:type="simple" xlink:href="https://github.com/Bigcountry907/Bionic-Builder.git" text:style-name="Internet_20_link" text:visited-style-name="Visited_20_Internet_20_Link">https://github.com/Bigcountry907/Bionic-Builder.git</text:a></text:p>
      <text:p text:style-name="P4"><text:span text:style-name="T32"><text:tab/><text:tab/><text:tab/>3.)</text:span><text:span text:style-name="T18"><text:tab/></text:span><text:span text:style-name="T26">cd ~/Bionic-Builder</text:span></text:p>
      <text:list xml:id="list2701916036682578823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8"><text:span text:style-name="T32">4.) </text:span><text:span text:style-name="T18"><text:s text:c="4"/></text:span><text:span text:style-name="T26">sudo -s</text:span></text:p>
                          <text:p text:style-name="P18"><text:span text:style-name="T32">5.)</text:span><text:span text:style-name="T24"> <text:s text:c="2"/>./BB.sh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24"/></text:p>
      <text:p text:style-name="P4"><text:span text:style-name="T24"/></text:p>
      <text:p text:style-name="P4"><text:span text:style-name="T24"/></text:p>
      <text:p text:style-name="P23"><text:span text:style-name="T33">Welcome to the Bionic-Builder Main Menu</text:span></text:p>
      <text:p text:style-name="P4"><text:span text:style-name="T32"/></text:p>
      <text:list xml:id="list5575770997825938038" text:style-name="L5">
        <text:list-item>
          <text:list>
            <text:list-item>
              <text:list>
                <text:list-item>
                  <text:p text:style-name="P19"><text:span text:style-name="T14">CREATE MINIMAL BASE ROOT FILESYSTEM<text:line-break/><text:line-break/> (2) BUILD KERNEL LINUX v4.9.78<text:line-break/><text:line-break/> (3) COPY KERNEL &amp; DEVICE TREE / INSTALL KERNEL MODULES in ROOTFS<text:line-break/><text:line-break/> (4) GENERATE FLASHABLE AND COMPRESSED IMAGES<text:line-break/><text:line-break/> (5) UPDATE BOTH GRUB.CFG FILES ( BOARD AND BOOT IMAGE )<text:line-break/><text:line-break/><text:line-break/> (99) EXIT BUILDER<text:line-break/><text:line-break/> MAKE CHOICE AND PRESS ENTER.</text:span></text:p>
                </text:list-item>
              </text:list>
            </text:list-item>
          </text:list>
        </text:list-item>
      </text:list>
      <text:p text:style-name="P4"><text:span text:style-name="T14"/></text:p>
      <text:p text:style-name="P4"><text:span text:style-name="T14"/></text:p>
      <text:p text:style-name="P27"><text:soft-page-break/><text:span text:style-name="T34">THE BIONIC-BUILDER MENU OPTIONS</text:span></text:p>
      <text:p text:style-name="P4"><text:span text:style-name="T14"/></text:p>
      <text:p text:style-name="P4"><text:span text:style-name="T14"><text:tab/></text:span><text:span text:style-name="T12">(1) CREATE MINIMAL BASE ROOT FILESYSTEM</text:span></text:p>
      <text:p text:style-name="P4"/>
      <text:p text:style-name="P21"><text:span text:style-name="T35">TO BUILD THE KERNEL ONLY SKIP TO OPTION 2. YOU DON'T HAVE TO RUN OPTION 1!<text:tab/></text:span></text:p>
      <text:p text:style-name="P4"><text:span text:style-name="T14"><text:tab/><text:tab/></text:span></text:p>
      <text:p text:style-name="P4"><text:span text:style-name="T14"><text:tab/></text:span><text:span text:style-name="T38">A)</text:span><text:span text:style-name="T15"> Option number one uses debootstrap to download the base root filesystem.</text:span></text:p>
      <text:p text:style-name="P4"><text:span text:style-name="T15"><text:tab/> <text:s text:c="3"/>The rootfs will be located at </text:span><text:span text:style-name="T7">~/Bionic-Builder/Ubuntu-SRC/build/rootfs</text:span><text:span text:style-name="T15">.</text:span></text:p>
      <text:p text:style-name="P4"><text:span text:style-name="T15"/></text:p>
      <text:p text:style-name="P4"><text:span text:style-name="T15"><text:tab/> <text:s text:c="3"/>When you choose option 1 the base rootfs is created, during the creation you will be</text:span></text:p>
      <text:p text:style-name="P4"><text:span text:style-name="T15"><text:tab/> <text:s text:c="3"/>prompted for the USERNAME and PASSWORD to log in to the Hikey 970.</text:span></text:p>
      <text:p text:style-name="P4"><text:span text:style-name="T15"/></text:p>
      <text:p text:style-name="P4"><text:span text:style-name="T15"><text:tab/> <text:s text:c="3"/>I have added 3 mirrors where the packages can be downloaded from. You will be</text:span></text:p>
      <text:p text:style-name="P4"><text:span text:style-name="T15"><text:tab/> <text:s text:c="3"/>prompted to select a mirror. During the selection you can choose to input your own</text:span></text:p>
      <text:p text:style-name="P4"><text:span text:style-name="T15"><text:tab/> <text:s text:c="3"/>Mirror if you know of one.</text:span></text:p>
      <text:p text:style-name="P4"><text:span text:style-name="T15"/></text:p>
      <text:p text:style-name="P4"><text:span text:style-name="T15"><text:tab/> <text:s text:c="3"/>You will also be prompted for WIFI Configuration. Enter your access point name and</text:span></text:p>
      <text:p text:style-name="P4"><text:span text:style-name="T15"><text:tab/> <text:s text:c="3"/>password for your wireless network. WIFI will then work automatically on first boot.</text:span></text:p>
      <text:p text:style-name="P4"><text:span text:style-name="T15"/></text:p>
      <text:p text:style-name="P4"><text:span text:style-name="T15"><text:tab/> <text:s text:c="3"/>The default language will be set to English. After the completion of option 1 the rootfs</text:span></text:p>
      <text:p text:style-name="P4"><text:span text:style-name="T15"><text:tab/> <text:s text:c="3"/>is configured and ready for booting. At this point you never need to run option 1 again </text:span></text:p>
      <text:p text:style-name="P4"><text:span text:style-name="T15"><text:tab/> <text:s text:c="3"/>unless you want to start a complete NEW Build. </text:span></text:p>
      <text:p text:style-name="P4"><text:span text:style-name="T15"/></text:p>
      <text:p text:style-name="P4"><text:span text:style-name="T15"><text:tab/> </text:span><text:span text:style-name="T38"><text:s/>B)</text:span><text:span text:style-name="T15"> You can </text:span><text:span text:style-name="T27">chroot ~/Bionic-Builder/Ubuntu-SRC/build/rootfs </text:span><text:span text:style-name="T15">and that will switch the</text:span></text:p>
      <text:p text:style-name="P4"><text:span text:style-name="T15"><text:tab/> <text:s text:c="3"/>root of your running system to the </text:span><text:span text:style-name="T27">~/Bionic-Builder/Ubuntu-SRC/build/rootfs.</text:span></text:p>
      <text:p text:style-name="P4"><text:span text:style-name="T27"/></text:p>
      <text:p text:style-name="P4"><text:span text:style-name="T27"><text:tab/> <text:s text:c="3"/></text:span><text:span text:style-name="T15">After running chroot you can do things like add users and install packages.</text:span></text:p>
      <text:p text:style-name="P4"><text:span text:style-name="T15"><text:tab/> <text:s text:c="3"/>Remember that the more you add in this stage the larger the system.img will be.</text:span></text:p>
      <text:p text:style-name="P4"><text:span text:style-name="T15"><text:tab/> <text:s text:c="3"/>After you are done making changes type exit to get out of the chroot.</text:span></text:p>
      <text:p text:style-name="P4"><text:span text:style-name="T15"/></text:p>
      <text:p text:style-name="P4"><text:span text:style-name="T38"><text:tab/> <text:s/>C)</text:span><text:span text:style-name="T15"> Before you can create a sparse image to flash to hikey 970 you need to build the</text:span></text:p>
      <text:p text:style-name="P4"><text:span text:style-name="T15"><text:tab/> <text:s text:c="5"/>kernel, device tree, and install the kernel modules. Options 2 and 3 will do this</text:span></text:p>
      <text:p text:style-name="P4"><text:span text:style-name="T15"><text:tab/> <text:s text:c="5"/>automatically. </text:span></text:p>
      <text:p text:style-name="P4"><text:span text:style-name="T15"/></text:p>
      <text:p text:style-name="P22"><text:span text:style-name="T15">If you have a KERNEL build already that you would like to use then</text:span></text:p>
      <text:p text:style-name="P22"><text:span text:style-name="T15">you can manually copy the Image-hikey970-v4.9.gz and kirin970-hikey970.dtb to </text:span></text:p>
      <text:p text:style-name="P22"><text:span text:style-name="T27">~/Bionic-Builder/Ubuntu-SRC/build/rootfs/boot/</text:span></text:p>
      <text:p text:style-name="P22"><text:span text:style-name="T15">Copy your kernel modules to: </text:span><text:span text:style-name="T27">~/Bionic-Builder/Ubuntu-SRC/build/rootfs/lib/modules/</text:span></text:p>
      <text:p text:style-name="P4"><text:span text:style-name="T27"/></text:p>
      <text:p text:style-name="P4"><text:span text:style-name="T38"><text:tab/> <text:s/>D)</text:span><text:span text:style-name="T15"> After option 1 is complete run option 2 or manually install the kernel. Once the kernel and </text:span></text:p>
      <text:p text:style-name="P4"><text:span text:style-name="T15"><text:tab/> <text:s text:c="5"/>Modules are installed you can run option 4 to generate a sparse flash-able system image.</text:span></text:p>
      <text:p text:style-name="P4"><text:span text:style-name="T15"><text:tab/> <text:s text:c="4"/>ALL COMPLETED FILES WILL BE FOUND IN </text:span><text:span text:style-name="T27">~/Bionic-Builder/Install/</text:span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27"><text:soft-page-break/><text:span text:style-name="T34">BUILDING HIKEY 970 DEBAIN / UBUNTU KERNEL v4.9.78</text:span></text:p>
      <text:p text:style-name="P4"><text:span text:style-name="T14"/></text:p>
      <text:p text:style-name="P4"><text:span text:style-name="T14"><text:tab/></text:span><text:span text:style-name="T12">(2) <text:s/>BUILD KERNEL LINUX v4.9.78</text:span></text:p>
      <text:p text:style-name="P4"><text:span text:style-name="T12"/></text:p>
      <text:p text:style-name="P4"><text:span text:style-name="T12"><text:tab/><text:tab/></text:span><text:span text:style-name="T38">A)</text:span><text:span text:style-name="T15"> Option number two will automatically download the ARM64 tool-chain for cross-compile.</text:span></text:p>
      <text:p text:style-name="P4"><text:span text:style-name="T15"><text:tab/><text:tab/> <text:s text:c="3"/>The kernel source will be downloaded as well. It will only download one time. After the</text:span></text:p>
      <text:p text:style-name="P4"><text:span text:style-name="T15"><text:tab/><text:tab/> <text:s text:c="3"/>tool-chain and kernel source are downloaded the KERNEL-BUILD Menu will display.</text:span></text:p>
      <text:p text:style-name="P24"><text:span text:style-name="T17"/></text:p>
      <text:p text:style-name="P4"><text:span text:style-name="T12">The Kernel Source Directory </text:span></text:p>
      <text:p text:style-name="P4"><text:span text:style-name="T29">~</text:span><text:span text:style-name="T27">/Bionic-Builder/Kernel-SRC/linux</text:span></text:p>
      <text:p text:style-name="P4"><text:span text:style-name="T15">GITHUB REPO</text:span></text:p>
      <text:p text:style-name="P4"><text:a xlink:type="simple" xlink:href="https://github.com/Bigcountry907/linux.git" text:style-name="Internet_20_link" text:visited-style-name="Visited_20_Internet_20_Link"><text:span text:style-name="T42">https://github.com/Bigcountry907/linux.git</text:span></text:a><text:span text:style-name="T37"> -b hikey970-v4.9-Debain-Working</text:span></text:p>
      <text:p text:style-name="P4"><text:span text:style-name="T12"><text:tab/><text:tab/> <text:s text:c="2"/></text:span></text:p>
      <text:p text:style-name="P4"><text:span text:style-name="T12">The Tool-Chain Directory </text:span></text:p>
      <text:p text:style-name="P4"><text:span text:style-name="T29">~</text:span><text:span text:style-name="T27">/Bionic-Builder/Tool-Chain/gcc-arm-8.2</text:span></text:p>
      <text:p text:style-name="P4"><text:span text:style-name="T15">Tool-Chain Source</text:span><text:span text:style-name="T37"> </text:span></text:p>
      <text:p text:style-name="P26"><text:a xlink:type="simple" xlink:href="https://developer.arm.com/tools-and-software/open-source-software/developer-tools/gnu-toolchain/gnu-a/downloads" text:style-name="Internet_20_link" text:visited-style-name="Visited_20_Internet_20_Link"><text:span text:style-name="T40">https://developer.arm.com/tools-and-software/open-source-software/developer-tools/gnu-toolchain/gnu-a/downloads</text:span></text:a></text:p>
      <text:p text:style-name="P26"><text:span text:style-name="T40"/></text:p>
      <text:p text:style-name="P25"><text:span text:style-name="T38"><text:tab/><text:tab/>B)</text:span><text:span text:style-name="T15"> Kernel Building Menu</text:span></text:p>
      <text:p text:style-name="P25"><text:span text:style-name="T15"/></text:p>
      <text:p text:style-name="P25"><text:span text:style-name="T15"><text:tab/><text:tab/><text:tab/>Choosing option B will automatically perform all kernel build operations.</text:span></text:p>
      <text:p text:style-name="P25"><text:span text:style-name="T15"/></text:p>
      <text:p text:style-name="P25"><text:span text:style-name="T15"><text:tab/><text:tab/><text:tab/>Choosing option C will run make menuconfig and allow you to change configuration.</text:span></text:p>
      <text:p text:style-name="P25"><text:span text:style-name="T15"/></text:p>
      <text:p text:style-name="P25"><text:span text:style-name="T15"><text:tab/><text:tab/><text:tab/>Choosing option O after running option B or C will run make oldconfig</text:span></text:p>
      <text:p text:style-name="P25"><text:span text:style-name="T15"/></text:p>
      <text:p text:style-name="P25"><text:span text:style-name="T38"><text:tab/><text:tab/>C)</text:span><text:span text:style-name="T15"> After the kernel build is complete you can find the kernel Image-hikey970-v4.9.gz </text:span></text:p>
      <text:p text:style-name="P25"><text:span text:style-name="T15"><text:tab/><text:tab/> <text:s text:c="3"/>and the device tree kirin970-hikey970.dtb in the following path</text:span></text:p>
      <text:p text:style-name="P26"><text:span text:style-name="T27">~/Bionic-Builder/Install/kernel-install/</text:span></text:p>
      <text:p text:style-name="P26"><text:span text:style-name="T27"/></text:p>
      <text:p text:style-name="P25"><text:span text:style-name="T27"><text:tab/><text:tab/> <text:s text:c="3"/></text:span><text:span text:style-name="T15">The modules will be compressed into file</text:span><text:span text:style-name="T27"> </text:span><text:span text:style-name="T31">Kernel-Install.tar.gz </text:span><text:span text:style-name="T15">and the script </text:span></text:p>
      <text:p text:style-name="P25"><text:span text:style-name="T15"><text:tab/><text:tab/> <text:s text:c="3"/></text:span><text:span text:style-name="T31">K-INST.sh </text:span><text:span text:style-name="T41">will be found there also.</text:span></text:p>
      <text:p text:style-name="P25"><text:span text:style-name="T41"/></text:p>
      <text:p text:style-name="P25"><text:span text:style-name="T38"><text:tab/><text:tab/>D)</text:span><text:span text:style-name="T15"> Installing the kernel</text:span></text:p>
      <text:p text:style-name="P25"><text:span text:style-name="T15"/></text:p>
      <text:p text:style-name="P25"><text:span text:style-name="T15"><text:tab/><text:tab/> <text:tab/></text:span><text:span text:style-name="T42">A)</text:span><text:span text:style-name="T15"> For automatic kernel installation into the rootfs </text:span><text:span text:style-name="T27">USE --&gt;&gt;</text:span><text:span text:style-name="T15"> option 3.</text:span></text:p>
      <text:p text:style-name="P25"><text:span text:style-name="T15"/></text:p>
      <text:p text:style-name="P25"><text:span text:style-name="T15"><text:tab/><text:tab/><text:tab/></text:span><text:span text:style-name="T42">B)</text:span><text:span text:style-name="T15"> If you have already flashed the hikey 970 with a system image and you only need </text:span></text:p>
      <text:p text:style-name="P25"><text:span text:style-name="T15"><text:tab/><text:tab/><text:tab/> <text:s text:c="2"/>to install the kernel on the board the </text:span><text:span text:style-name="T31">K-INST.sh </text:span><text:span text:style-name="T41">can be used.</text:span></text:p>
      <text:p text:style-name="P25"><text:span text:style-name="T41"/></text:p>
      <text:p text:style-name="P25"><text:span text:style-name="T41"><text:tab/><text:tab/><text:tab/>#1 Copy </text:span><text:span text:style-name="T31">K-INST.sh </text:span><text:span text:style-name="T15">from</text:span><text:span text:style-name="T31"> ~/Bionic-Builder/Install </text:span><text:span text:style-name="T15">to </text:span><text:span text:style-name="T31">~/ </text:span><text:span text:style-name="T15">on hikey 970.</text:span></text:p>
      <text:p text:style-name="P25"><text:span text:style-name="T15"><text:tab/><text:tab/><text:tab/>#2 Copy </text:span><text:span text:style-name="T31">Kernel-Install.tar.gz </text:span><text:span text:style-name="T15">from</text:span><text:span text:style-name="T31"> ~/Bionic-Builder/Install </text:span><text:span text:style-name="T15">to </text:span><text:span text:style-name="T31">~/ </text:span><text:span text:style-name="T15">on hikey 970.</text:span></text:p>
      <text:p text:style-name="P25"><text:span text:style-name="T15"><text:tab/><text:tab/><text:tab/>#3 </text:span><text:span text:style-name="T27">sudo -s<text:tab/><text:tab/></text:span><text:span text:style-name="T15">&lt;&lt;-- ON Hikey 970</text:span></text:p>
      <text:p text:style-name="P25"><text:span text:style-name="T27"><text:tab/><text:tab/><text:tab/></text:span><text:span text:style-name="T15">#4 </text:span><text:span text:style-name="T27">./K-INST.sh<text:tab/></text:span><text:span text:style-name="T15">&lt;&lt;-- ON Hikey 970</text:span></text:p>
      <text:p text:style-name="P25"><text:span text:style-name="T15"><text:tab/><text:tab/><text:tab/>After running k-inst.sh The kernel the device tree and the modules are <text:tab/><text:tab/><text:tab/><text:tab/>copied to the correct locations on the hikey 970.</text:span></text:p>
      <text:p text:style-name="P25"><text:span text:style-name="T15"/></text:p>
      <text:p text:style-name="P25"><text:span text:style-name="T15"/></text:p>
      <text:p text:style-name="P27"><text:soft-page-break/><text:span text:style-name="T34">AUTOMATIC INSTALL HIKEY 970 DEBAIN / UBUNTU KERNEL v4.9.78</text:span></text:p>
      <text:p text:style-name="P4"><text:span text:style-name="T14"/></text:p>
      <text:p text:style-name="P25"><text:span text:style-name="T17"><text:tab/></text:span><text:span text:style-name="T12">(3) <text:s/>COPY KERNEL &amp; DEVICE TREE / INSTALL KERNEL MODULES in ROOTFS</text:span></text:p>
      <text:p text:style-name="P25"><text:span text:style-name="T12"/></text:p>
      <text:p text:style-name="P25"><text:span text:style-name="T12"><text:tab/><text:tab/></text:span><text:span text:style-name="T38">A)</text:span><text:span text:style-name="T15"> Option number THREE will copy the Image-hikey970-v4.9.gz and kirin970-hikey970.dtb <text:tab/><text:tab/> <text:s text:c="3"/>to the rootfs. ~</text:span><text:span text:style-name="T43">/Bionic-Builder/Ubuntu-SRC/build/rootfs/boot/</text:span></text:p>
      <text:p text:style-name="P25"><text:span text:style-name="T43"/></text:p>
      <text:p text:style-name="P25"><text:span text:style-name="T43"><text:tab/><text:tab/> <text:s text:c="3"/></text:span><text:span text:style-name="T15">The kernel modules will also be automatically installed to the proper directory :</text:span></text:p>
      <text:p text:style-name="P25"><text:span text:style-name="T43"><text:tab/><text:tab/><text:tab/></text:span><text:span text:style-name="T15">~</text:span><text:span text:style-name="T43">/Bionic-Builder/Ubuntu-SRC/build/rootfs/lib/modules/${uname -r}</text:span></text:p>
      <text:p text:style-name="P25"><text:span text:style-name="T43"/></text:p>
      <text:p text:style-name="P26"><text:span text:style-name="T28">NOTE: If you are not building the complete system image and are just building the kernel</text:span></text:p>
      <text:p text:style-name="P26"><text:span text:style-name="T28">to install on the Hikey970 board follow the previous instructions. </text:span><text:span text:style-name="T39">D)</text:span><text:span text:style-name="T16"> Installing the kernel</text:span></text:p>
      <text:p text:style-name="P26"><text:span text:style-name="T16"/></text:p>
      <text:p text:style-name="P26"><text:span text:style-name="T16"/></text:p>
      <text:p text:style-name="P27"><text:span text:style-name="T34">GENERATE ROOTFS IMAGE FOR FASTBOOT FLASH </text:span></text:p>
      <text:p text:style-name="P4"><text:span text:style-name="T14"/></text:p>
      <text:p text:style-name="P25"><text:span text:style-name="T16"><text:tab/></text:span><text:span text:style-name="T13">(4) <text:s/>GENERATE FLASHABLE AND COMPRESSED IMAGES</text:span></text:p>
      <text:p text:style-name="P25"/>
      <text:p text:style-name="P25"><text:tab/> <text:tab/><text:span text:style-name="T38">A)</text:span><text:span text:style-name="T15"> after you have run option #1 option #2 and option #3 you are ready to create the <text:tab/><text:tab/> <text:s text:c="3"/>image that will be used for fastboot flash. Run option 4 completes the build.</text:span></text:p>
      <text:p text:style-name="P25"><text:span text:style-name="T15"/></text:p>
      <text:p text:style-name="P4"><text:span text:style-name="T15"><text:tab/> <text:tab/></text:span><text:span text:style-name="T38">B) </text:span><text:span text:style-name="T15">If you make changes to the rootfs or to grub.cfg you can do that in the build.</text:span></text:p>
      <text:p text:style-name="P4"><text:span text:style-name="T15"><text:tab/><text:tab/> <text:s text:c="3"/>The rootfs is at ~</text:span><text:span text:style-name="T43">/Bionic-Builder/Ubuntu-SRC/build/rootfs/</text:span></text:p>
      <text:p text:style-name="P15"><text:span text:style-name="T36"><text:tab/><text:tab/> <text:s text:c="3"/>You can make any changes you like to the rootfs and simply create a new rootfs image <text:tab/><text:tab/> <text:s text:c="3"/>for flashing by running option 4 again. There is no need to run option 1 again.</text:span></text:p>
      <text:p text:style-name="P15"><text:span text:style-name="T36"/></text:p>
      <text:p text:style-name="P4"><text:span text:style-name="T36"><text:tab/><text:tab/></text:span><text:span text:style-name="T38">C) </text:span><text:span text:style-name="T15">You can modify and rebuild the Kernel using option 2. Then use option 3 to install the <text:tab/><text:tab/> <text:s text:c="3"/>new Kernel. After using option 2 and 3 you can use option 4 to create a new image that <text:tab/><text:tab/> <text:s text:c="3"/>has the updated kernel. There is no need to run option 1 again.</text:span></text:p>
      <text:p text:style-name="P4"><text:span text:style-name="T15"/></text:p>
      <text:p text:style-name="P4"><text:span text:style-name="T15"><text:tab/><text:tab/> </text:span><text:span text:style-name="T38">D) </text:span><text:span text:style-name="T15">You can </text:span><text:span text:style-name="T27">chroot ~/Bionic-Builder/Ubuntu-SRC/build/rootfs/ </text:span><text:span text:style-name="T15">this will switch your running <text:tab/><text:tab/> <text:s text:c="4"/>systems root to ~/Bionic-Builder/Ubuntu-SRC/build/rootfs/. Meaning any commands you <text:tab/><text:tab/> <text:s text:c="4"/>run in the chroot environment are applied to your build.</text:span></text:p>
      <text:p text:style-name="P4"><text:span text:style-name="T15"><text:tab/><text:tab/><text:tab/>~/Bionic-Builder/Ubuntu-SRC/build/rootfs/</text:span></text:p>
      <text:p text:style-name="P4"><text:span text:style-name="T15"><text:tab/><text:tab/><text:tab/>For example sudo apt-get update sudo apt-get upgrade.</text:span></text:p>
      <text:p text:style-name="P4"><text:span text:style-name="T15"><text:tab/><text:tab/><text:tab/>The update and the upgrade are applied to your build and not the host machine.</text:span></text:p>
      <text:p text:style-name="P4"><text:span text:style-name="T15"/></text:p>
      <text:p text:style-name="P4"><text:span text:style-name="T15"><text:tab/><text:tab/><text:tab/>NOTE: Type exit to end the chroot !!</text:span></text:p>
      <text:p text:style-name="P4"><text:span text:style-name="T15"/></text:p>
      <text:p text:style-name="P4"><text:span text:style-name="T15"><text:tab/><text:tab/><text:tab/>After you have made your changes run option 4. You guessed it. 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098in" fo:margin-bottom="0.6098in" fo:margin-left="0.5701in" fo:margin-right="0.5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gCountry907 x905</meta:initial-creator>
    <meta:creation-date>2019-04-13T09:40:44.09</meta:creation-date>
    <dc:date>2019-04-16T15:44:17.57</dc:date>
    <dc:creator>BigCountry907 x905</dc:creator>
    <meta:editing-duration>P3DT5H25M15S</meta:editing-duration>
    <meta:editing-cycles>28</meta:editing-cycles>
    <meta:generator>OpenOffice/4.1.6$Win32 OpenOffice.org_project/416m1$Build-9790</meta:generator>
    <meta:document-statistic meta:table-count="0" meta:image-count="0" meta:object-count="0" meta:page-count="5" meta:paragraph-count="149" meta:word-count="1567" meta:character-count="10488"/>
  </office:meta>
</office:document-meta>
</file>